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Menlo, 'courier new'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8a38" officeooo:paragraph-rsid="00028a38"/>
    </style:style>
    <style:style style:name="P2" style:family="paragraph" style:parent-style-name="Standard">
      <style:text-properties fo:color="#2a6099" fo:font-weight="bold" officeooo:rsid="00028a38" officeooo:paragraph-rsid="00028a38" fo:background-color="transparent" style:font-weight-asian="bold" style:font-weight-complex="bold"/>
    </style:style>
    <style:style style:name="P3" style:family="paragraph" style:parent-style-name="Standard">
      <style:text-properties fo:color="#2a6099" fo:font-weight="bold" officeooo:rsid="00028a38" officeooo:paragraph-rsid="000e8b4b" fo:background-color="transparen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fo:font-size="18pt" fo:font-weight="bold" officeooo:rsid="000710cf" officeooo:paragraph-rsid="000710cf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normal" officeooo:rsid="00028a38" officeooo:paragraph-rsid="00043f86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0a29f3" officeooo:paragraph-rsid="00028a38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Consolas" fo:font-size="9.5pt" style:font-size-asian="9.5pt"/>
    </style:style>
    <style:style style:name="P8" style:family="paragraph" style:parent-style-name="Standard">
      <style:text-properties officeooo:paragraph-rsid="000e8b4b"/>
    </style:style>
    <style:style style:name="P9" style:family="paragraph" style:parent-style-name="Standard">
      <style:text-properties fo:color="#0000ff" style:font-name="Consolas" fo:font-size="9.5pt" style:font-size-asian="9.5pt"/>
    </style:style>
    <style:style style:name="P10" style:family="paragraph" style:parent-style-name="Standard">
      <style:text-properties fo:font-variant="normal" fo:text-transform="none" fo:color="#000000" style:font-name="Consolas1" fo:font-size="9pt" fo:letter-spacing="normal" fo:font-style="normal" fo:font-weight="normal" officeooo:rsid="000e8b4b" officeooo:paragraph-rsid="000e8b4b" fo:background-color="transparent" style:font-weight-asian="bold" style:font-weight-complex="bold"/>
    </style:style>
    <style:style style:name="P11" style:family="paragraph" style:parent-style-name="Standard">
      <style:text-properties fo:font-variant="normal" fo:text-transform="none" fo:color="#0000cd" style:font-name="Consolas1" fo:font-size="9pt" fo:letter-spacing="normal" fo:font-style="normal" fo:font-weight="normal" officeooo:rsid="000e8b4b" officeooo:paragraph-rsid="000e8b4b" fo:background-color="transparent" style:font-weight-asian="bold" style:font-weight-complex="bold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00" style:font-name="Consolas" fo:font-size="9.5pt" style:font-size-asian="9.5pt"/>
    </style:style>
    <style:style style:name="T3" style:family="text">
      <style:text-properties fo:color="#000000" style:font-name="Consolas1" fo:font-size="9pt" fo:letter-spacing="normal" fo:font-weight="normal" officeooo:rsid="00028a38" fo:background-color="transparent" loext:char-shading-value="0" style:font-weight-asian="bold" style:font-weight-complex="bold"/>
    </style:style>
    <style:style style:name="T4" style:family="text">
      <style:text-properties fo:color="#808080" style:font-name="Consolas" fo:font-size="9.5pt" style:font-size-asian="9.5pt"/>
    </style:style>
    <style:style style:name="T5" style:family="text">
      <style:text-properties fo:color="#ff0000" style:font-name="Consolas" fo:font-size="9.5pt" style:font-size-asian="9.5pt"/>
    </style:style>
    <style:style style:name="T6" style:family="text">
      <style:text-properties style:font-name="Consolas" fo:font-size="9.5pt" style:font-size-asian="9.5pt"/>
    </style:style>
    <style:style style:name="T7" style:family="text">
      <style:text-properties fo:font-variant="normal" fo:text-transform="none" fo:color="#0000cd" style:font-name="Consolas1" fo:font-size="9pt" fo:letter-spacing="normal" fo:font-style="normal" fo:font-weight="normal"/>
    </style:style>
    <style:style style:name="T8" style:family="text">
      <style:text-properties fo:font-variant="normal" fo:text-transform="none" fo:color="#0000cd" style:font-name="Consolas1" fo:font-size="9pt" fo:letter-spacing="normal" fo:font-style="normal" fo:font-weight="normal" officeooo:rsid="000e8b4b"/>
    </style:style>
    <style:style style:name="T9" style:family="text">
      <style:text-properties fo:font-variant="normal" fo:text-transform="none" fo:color="#0000cd" style:font-name="Consolas1" fo:font-size="9pt" fo:letter-spacing="normal" fo:font-style="normal" fo:font-weight="normal" officeooo:rsid="000e8b4b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cd" style:font-name="Consolas1" fo:font-size="9pt" fo:letter-spacing="normal" fo:font-style="normal" fo:font-weight="normal" officeooo:rsid="000f9ab2"/>
    </style:style>
    <style:style style:name="T11" style:family="text">
      <style:text-properties fo:font-variant="normal" fo:text-transform="none" fo:color="#000000" style:font-name="Consolas1" fo:font-size="9pt" fo:letter-spacing="normal" fo:font-weight="normal"/>
    </style:style>
    <style:style style:name="T12" style:family="text">
      <style:text-properties fo:font-variant="normal" fo:text-transform="none" fo:color="#000000" style:font-name="Consolas1" fo:font-size="9pt" fo:letter-spacing="normal" fo:font-weight="normal" officeooo:rsid="000e8b4b"/>
    </style:style>
    <style:style style:name="T13" style:family="text">
      <style:text-properties fo:font-variant="normal" fo:text-transform="none" fo:color="#000000" style:font-name="Consolas1" fo:font-size="9pt" fo:letter-spacing="normal" fo:font-style="normal" fo:font-weight="normal" officeooo:rsid="000e8b4b"/>
    </style:style>
    <style:style style:name="T14" style:family="text">
      <style:text-properties fo:font-variant="normal" fo:text-transform="none" fo:color="#000000" style:font-name="Consolas1" fo:font-size="9pt" fo:letter-spacing="normal" fo:font-style="normal" fo:font-weight="normal" officeooo:rsid="000e8b4b" fo:background-color="transparent" loext:char-shading-value="0" style:font-weight-asian="bold" style:font-weight-complex="bold"/>
    </style:style>
    <style:style style:name="T15" style:family="text">
      <style:text-properties fo:font-variant="normal" fo:text-transform="none" fo:color="#000000" style:font-name="Consolas1" fo:font-size="9pt" fo:letter-spacing="normal" fo:font-style="normal" fo:font-weight="normal" officeooo:rsid="000f9ab2"/>
    </style:style>
    <style:style style:name="T16" style:family="text">
      <style:text-properties fo:font-variant="normal" fo:text-transform="none" fo:color="#c9211e" style:font-name="Consolas1" fo:font-size="9pt" fo:letter-spacing="normal" fo:font-style="normal" fo:font-weight="normal" officeooo:rsid="000f9a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ELECT</text:span><text:span text:style-name="T6"> </text:span><text:span text:style-name="T4">*</text:span></text:p>
      <text:p text:style-name="P7"/>
      <text:p text:style-name="Standard"><text:span text:style-name="T1">FROM</text:span><text:span text:style-name="T2"> Bookings b</text:span></text:p>
      <text:p text:style-name="P7"/>
      <text:p text:style-name="Standard"><text:span text:style-name="T1">ORDER</text:span><text:span text:style-name="T2"> </text:span><text:span text:style-name="T1">BY</text:span></text:p>
      <text:p text:style-name="Standard"><text:span text:style-name="T2">b</text:span><text:span text:style-name="T4">.</text:span><text:span text:style-name="T2">StartDate;</text:span></text:p>
      <text:p text:style-name="P7"/>
      <text:p text:style-name="P9"/>
      <text:p text:style-name="Standard"><text:span text:style-name="T1">SELECT</text:span><text:span text:style-name="T2"> </text:span><text:span text:style-name="T4">*</text:span></text:p>
      <text:p text:style-name="P7"/>
      <text:p text:style-name="Standard"><text:span text:style-name="T1">FROM</text:span><text:span text:style-name="T2"> Guests g</text:span></text:p>
      <text:p text:style-name="P7"/>
      <text:p text:style-name="P6"><text:span text:style-name="T1">WHERE</text:span><text:span text:style-name="T6"> g</text:span><text:span text:style-name="T4">.</text:span><text:span text:style-name="T6">SureName </text:span><text:span text:style-name="T4">LIKE</text:span><text:span text:style-name="T6"> </text:span><text:span text:style-name="T5">'h%';</text:span></text:p>
      <text:p text:style-name="P4"/>
      <text:p text:style-name="P5"><text:s/></text:p>
      <text:p text:style-name="P3"><text:span text:style-name="T7">SELECT </text:span><text:span text:style-name="Emphasis"><text:span text:style-name="T11">*</text:span></text:span><text:line-break/></text:p>
      <text:p text:style-name="P3"><text:span text:style-name="T7">FROM </text:span><text:span text:style-name="Emphasis"><text:span text:style-name="T12">Bookings b</text:span></text:span><text:line-break/></text:p>
      <text:p text:style-name="P3"><text:span text:style-name="T7">GROUP B</text:span><text:span text:style-name="T8">Y </text:span><text:span text:style-name="T15">b.</text:span><text:span text:style-name="T13">ID;</text:span></text:p>
      <text:p text:style-name="P10"/>
      <text:p text:style-name="P11"/>
      <text:p text:style-name="P3"><text:span text:style-name="T8">SELECT</text:span><text:span text:style-name="Emphasis"><text:span text:style-name="T12"> *</text:span></text:span><text:span text:style-name="T13"><text:line-break/></text:span></text:p>
      <text:p text:style-name="P3"><text:span text:style-name="T8">FROM </text:span><text:span text:style-name="Emphasis"><text:span text:style-name="T12">Bookings b</text:span></text:span><text:span text:style-name="T13"><text:line-break/></text:span></text:p>
      <text:p text:style-name="P3"><text:span text:style-name="T8">INNER</text:span><text:span text:style-name="T13"> </text:span><text:span text:style-name="T8">JOIN </text:span><text:span text:style-name="T13">Rooms r</text:span><text:span text:style-name="Emphasis"><text:span text:style-name="T12"><text:line-break/></text:span></text:span></text:p>
      <text:p text:style-name="P8"><text:span text:style-name="T9">ON</text:span><text:span text:style-name="T14"> r.ID = b</text:span><text:span text:style-name="Emphasis"><text:span text:style-name="T14">.ID</text:span></text:span><text:span text:style-name="T14">; </text:span><text:span text:style-name="Emphasis"><text:span text:style-name="T3"><text:line-break/></text:span></text:span></text:p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Menlo, 'courier new'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4T18:11:53.884000000</meta:creation-date>
    <dc:date>2023-01-25T11:25:51.156000000</dc:date>
    <meta:editing-duration>PT2H2M6S</meta:editing-duration>
    <meta:editing-cycles>3</meta:editing-cycles>
    <meta:generator>Neat_Office/6.2.8.2$Windows_x86 LibreOffice_project/</meta:generator>
    <meta:document-statistic meta:table-count="0" meta:image-count="0" meta:object-count="0" meta:page-count="1" meta:paragraph-count="15" meta:word-count="38" meta:character-count="192" meta:non-whitespace-character-count="160"/>
  </office:meta>
</office:document-meta>
</file>